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INSTALAR Y CONFIGURAR APACHE CON 3 SITIOS VIRTUALES (LOCALHOST, VPS6125XX.OVH.NET, JAIMITO)</text:h>
      <text:p text:style-name="Standard"/>
      <text:p text:style-name="Standard"/>
      <text:h text:style-name="Heading_20_3" text:outline-level="3">EL SITIO WEB JAIMITO DEBE SERVIRSE POR EL PUERTO 81</text:h>
      <text:p text:style-name="Standard"/>
      <text:p text:style-name="Standard"/>
      <text:h text:style-name="Heading_20_3" text:outline-level="3">PROBAR LOS SITIOS VIRTUALES USANDO VARIOS NAVEGADORES EN MODO GRAFICO Y ALGUNO EN MODO TEXTO (LYNX)</text:h>
      <text:p text:style-name="Standard"/>
      <text:p text:style-name="Standard"/>
      <text:h text:style-name="Heading_20_3" text:outline-level="3">USAR SERVERALIAS</text:h>
      <text:p text:style-name="Standard"/>
      <text:p text:style-name="Standard"/>
      <text:h text:style-name="Heading_20_3" text:outline-level="3">MODIFICAR LA PAGINA DE INICIO DEL SITIO WEB POR DEFECTO CAMBIANDO LA IMAGEN DEL LOGOTIPO DE UBUNTU POR UNA DE "PEPITO".</text:h>
      <text:h text:style-name="Heading_20_3" text:outline-level="3">USAR SCP PARA TRANSFERIR LA IMAGEN AL SERVIDOR</text:h>
      <text:p text:style-name="Standard"/>
      <text:p text:style-name="Standard"/>
      <text:h text:style-name="Heading_20_3" text:outline-level="3">CREAR UN SITIO WEB VIRTUAL ADICIONAL LLAMADO JORGITO QUE SIRVA POR DEFECTO EL FICHERO INDEX.TXT</text:h>
      <text:h text:style-name="Heading_20_3" text:outline-level="3">(LUEGO INDEX.HTML Y LUEGO INDEX.PHP)</text:h>
      <text:p text:style-name="Standard"/>
      <text:p text:style-name="Standard"/>
      <text:h text:style-name="Heading_20_3" text:outline-level="3">CREAR UNA PAGINA DE ERROR 404 PERSONALIZADA PARA EL SITIO JORGITO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1T04:11:08.035313288</meta:creation-date>
    <dc:date>2018-12-11T04:42:11.011158225</dc:date>
    <meta:editing-duration>PT18M32S</meta:editing-duration>
    <meta:editing-cycles>1</meta:editing-cycles>
    <meta:document-statistic meta:table-count="0" meta:image-count="0" meta:object-count="0" meta:page-count="1" meta:paragraph-count="9" meta:word-count="99" meta:character-count="618" meta:non-whitespace-character-count="528"/>
    <meta:generator>LibreOffice/6.0.6.2$Linux_X86_64 LibreOffice_project/00m0$Build-2</meta:generator>
  </office:meta>
</office:document-meta>
</file>